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0922c8" officeooo:paragraph-rsid="000922c8"/>
    </style:style>
    <style:style style:name="P2" style:family="paragraph" style:parent-style-name="Standard">
      <style:paragraph-properties fo:line-height="150%" fo:text-align="justify" style:justify-single-word="false"/>
      <style:text-properties officeooo:rsid="000922c8" officeooo:paragraph-rsid="000922c8"/>
    </style:style>
    <style:style style:name="P3" style:family="paragraph" style:parent-style-name="Standard">
      <style:paragraph-properties fo:line-height="150%" fo:text-align="center" style:justify-single-word="false"/>
      <style:text-properties fo:font-weight="bold" officeooo:rsid="000922c8" officeooo:paragraph-rsid="000922c8" style:font-weight-asian="bold" style:font-weight-complex="bold"/>
    </style:style>
    <style:style style:name="P4" style:family="paragraph" style:parent-style-name="Standard">
      <style:paragraph-properties fo:line-height="150%" fo:text-align="justify" style:justify-single-word="false"/>
      <style:text-properties fo:font-weight="bold" officeooo:rsid="000b10d7" officeooo:paragraph-rsid="000b10d7" style:font-weight-asian="bold" style:font-weight-complex="bold"/>
    </style:style>
    <style:style style:name="P5" style:family="paragraph" style:parent-style-name="Standard">
      <style:paragraph-properties fo:line-height="150%" fo:text-align="justify" style:justify-single-word="false"/>
      <style:text-properties fo:font-weight="bold" officeooo:rsid="000e3fad" officeooo:paragraph-rsid="000e3fad" style:font-weight-asian="bold" style:font-weight-complex="bold"/>
    </style:style>
    <style:style style:name="P6" style:family="paragraph" style:parent-style-name="Standard">
      <style:paragraph-properties fo:line-height="150%" fo:text-align="justify" style:justify-single-word="false"/>
      <style:text-properties fo:font-weight="bold" officeooo:rsid="000e7641" officeooo:paragraph-rsid="000e7641" style:font-weight-asian="bold" style:font-weight-complex="bold"/>
    </style:style>
    <style:style style:name="P7" style:family="paragraph" style:parent-style-name="Standard">
      <style:paragraph-properties fo:line-height="150%" fo:text-align="justify" style:justify-single-word="false"/>
      <style:text-properties officeooo:rsid="000a3bab" officeooo:paragraph-rsid="000a3bab"/>
    </style:style>
    <style:style style:name="P8" style:family="paragraph" style:parent-style-name="Standard">
      <style:paragraph-properties fo:line-height="150%" fo:text-align="justify" style:justify-single-word="false"/>
      <style:text-properties fo:font-weight="normal" officeooo:rsid="000b10d7" officeooo:paragraph-rsid="000b10d7"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a014b"/>
    </style:style>
    <style:style style:name="T3" style:family="text">
      <style:text-properties fo:font-weight="normal" style:font-weight-asian="normal" style:font-weight-complex="normal"/>
    </style:style>
    <style:style style:name="T4" style:family="text">
      <style:text-properties fo:font-weight="normal" officeooo:rsid="000e7641" style:font-weight-asian="normal" style:font-weight-complex="normal"/>
    </style:style>
    <style:style style:name="T5" style:family="text">
      <style:text-properties fo:font-weight="normal" officeooo:rsid="000ea5b3" style:font-weight-asian="normal" style:font-weight-complex="normal"/>
    </style:style>
    <style:style style:name="T6" style:family="text">
      <style:text-properties officeooo:rsid="000b5ce8"/>
    </style:style>
    <style:style style:name="T7" style:family="text">
      <style:text-properties officeooo:rsid="000d7baf"/>
    </style:style>
    <style:style style:name="T8" style:family="text">
      <style:text-properties officeooo:rsid="000df5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PRESENTAÇÃO TCC II</text:p>
      <text:p text:style-name="P1"/>
      <text:p text:style-name="P2"><text:span text:style-name="T1">1) APRESENTAÇÃO DO TITULO</text:span> <text:span text:style-name="T1">→ </text:span>Motivo da escolha e contexto com base na elaboração do título.</text:p>
      <text:p text:style-name="P2"/>
      <text:p text:style-name="P2"><text:span text:style-name="T1">2) JUSTIFICATIVA DA TEMÁTICA E RELEVÂNCIA PARA ÁREA →</text:span> A escolha do tema se deu com base não só na necessidade das pequenas empresas, mas também das novas empresas que estão surgindo no mercado, empresas estas que estão em buscas de ferramentas de baixo custo que lhe auxiliem e otimizem os processos rotineiros que compoẽ a gestão de seus colaboradores.</text:p>
      <text:p text:style-name="P2"/>
      <text:p text:style-name="P2"><text:span text:style-name="T1">3) ETAPAS NECESSÁRIAS PARA REALIZAR OS OBJETIVOS ESPECÍFICOS →</text:span> Seguindo a ordem dos objetivos específicos pautados neste presente projeto, começamos pelo:</text:p>
      <text:p text:style-name="P2"/>
      <text:p text:style-name="P2">I ) Levantamento e Análise dos Requisitos - <text:span text:style-name="T2">P</text:span>rocesso se iniciou através de um<text:span text:style-name="T2">a</text:span> pesquisa rápida das principais necessidades das pequenas empresas em gerir seus colaboradores, aonde foi realizado a coleta das necessidades, processos rotineiros e principais atividades exercidas na gestão de colaboradores. <text:span text:style-name="T2">Reforço que utilizei como base para realização desta etapa, minha própria experiencia em meu trabalho atual.</text:span></text:p>
      <text:p text:style-name="P2"/>
      <text:p text:style-name="P2">II ) <text:span text:style-name="T2">Aplicar as linguagens de programação e Tecnologias Web – Processo se deu com a aplicação das linguagens escolhidas para o desenvolvimento Full Stack, aonde primeiramente foi construido o back-end da aplicação utilizando o framework Spring Boot e suas poderosas bibliotecas, e posteriormente a construção do front-end utilizando o framework Angular. </text:span></text:p>
      <text:p text:style-name="P2"/>
      <text:p text:style-name="P7">III ) Implantação em ambiente de teste – Processo executado em máquina local durante o desenvolvimento do software, executado algumas simulações para fins de testes criando possíveis cenários de cadastro e uso do produto em si. Reforço que por conta do software ainda se encontrar em desenvolvimento, todas as etapas continuam a ser executadas.</text:p>
      <text:p text:style-name="P7"/>
      <text:p text:style-name="P8">4 ) Conforme dito anteriormente o presente projeto propõe o desenvolvimento de um software para departamentos de recursos humanos.</text:p>
      <text:p text:style-name="P8"/>
      <text:p text:style-name="P8"/>
      <text:p text:style-name="P8"/>
      <text:p text:style-name="P8"/>
      <text:p text:style-name="P4"><text:soft-page-break/>5 ) DESENVOLVIMENTO DE PRODUTO</text:p>
      <text:p text:style-name="P8">I ) Ferramentas utilizadas – Por ser uma aplicação Full stack o software foi desenvolvido em dois ambientes diferentes, primeiramente o back-end que teve seu desenvolvimento realizado na IDE Spring Tool Suite, utilizando o framework Spring Boot, JPA, Hibernate, PostgreSQL e H2 Database. Já o front-end foi desenvolvimento no VSCode utilizando o framework Angular com Angular Material.</text:p>
      <text:p text:style-name="P8"/>
      <text:p text:style-name="P8">II ) Métodos/<text:span text:style-name="T6">T</text:span>écnicas – <text:span text:style-name="T6">Durante todo o processo de desenvolvimento foi utilizado de métodos e técnicas </text:span><text:span text:style-name="T7">para a codificação tanto do back-end quanto do front-end, sendo estes técnicas focadas na reusabilidade de código </text:span><text:span text:style-name="T8">e métodos relacionados a metodologia ágil.</text:span></text:p>
      <text:p text:style-name="P8"/>
      <text:p text:style-name="P5">6 ) RESULTADOS OBTIDOS → <text:span text:style-name="T3">Ao final deste presente trabalho destaco como resultados obtidos a otimização na gestão de colaboradores, com enfase no controle e gerenciamento dos colaboradores da empresa. Redução de esforço na execução de tarefas básicas e rotineiras dos recursos humanos, </text:span><text:span text:style-name="T4">reforço que aprimoramentos e novas funcionalidades irão continuar a ser implantadas, produto ainda se encontra em desenvolvimento no momento.</text:span></text:p>
      <text:p text:style-name="P5"><text:span text:style-name="T4"/></text:p>
      <text:p text:style-name="P6">7 ) ETAPAS FUTURAS → <text:span text:style-name="T3">Implantação de novas funcionalidades. Aqui destaco funcionalidades como filtros de pesquisas, relatórios de controle, </text:span><text:span text:style-name="T5">inclusão de</text:span><text:span text:style-name="T3"> novos campos cadastrais conforme necessidade e tamanho do cliente, </text:span><text:span text:style-name="T5">além do aprimoramento da interface que ainda se encontra em fases iniciais</text:span><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08:13:37.986752797</meta:creation-date>
    <dc:date>2024-11-20T17:08:15.242075148</dc:date>
    <meta:editing-duration>PT51M23S</meta:editing-duration>
    <meta:editing-cycles>1</meta:editing-cycles>
    <meta:document-statistic meta:table-count="0" meta:image-count="0" meta:object-count="0" meta:page-count="2" meta:paragraph-count="13" meta:word-count="485" meta:character-count="3249" meta:non-whitespace-character-count="2772"/>
    <meta:generator>LibreOffice/7.3.7.2$Linux_X86_64 LibreOffice_project/30$Build-2</meta:generator>
  </office:meta>
</office:document-meta>
</file>